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8f16" officeooo:paragraph-rsid="00118f16"/>
    </style:style>
    <style:style style:name="T1" style:family="text">
      <style:text-properties officeooo:rsid="00134b46"/>
    </style:style>
    <style:style style:name="T2" style:family="text">
      <style:text-properties officeooo:rsid="0014db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SELECT СЭС_ИД, ЧЛВК_ИД, FORMAT(ДАТА,'DD.MM.YYYY HH24:MI:SS') AS ДАТА, FORMAT(ВРЕМЯ_К,'DD.MM.YYYY HH24:MI:SS') AS ВРЕМЯ, , АУДИТОРИЯ, FORMAT(ДАТА_К,'DD.MM.YYYY HH24:MI:SS') AS ДАТА_К, FORMAT(ВРЕМЯ_К,'DD.MM.YYYY HH24:MI:SS') AS ВРЕМЯ_К, АУДИТОРИЯ_К, УЧГОД, ГРУППА, СЕМЕСТР, КТО_СОЗДАЛ, КОГДА_СОЗДАЛ, КТО_ИЗМЕНИЛ, КОГДА_ИЗМЕНИЛ FROM Н_СЕССИЯ;</text:p>
      <text:p text:style-name="P1">2) SELECT НАИМЕНОВАНИ<text:span text:style-name="T2">Е</text:span> FROM Н_ДИСЦИПЛИНЫ GROUP BY НАИМЕНОВАНИ<text:span text:style-name="T2">Е</text:span></text:p>
      <text:p text:style-name="P1">3) SELECT <text:span text:style-name="T1">DATEDIFF(ДАТА_РОЖДЕНИЯ, DATEADD(„YYYY“,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rill </meta:initial-creator>
    <meta:creation-date>2016-09-20T00:47:27.773928385</meta:creation-date>
    <dc:date>2016-09-20T13:58:11.672326445</dc:date>
    <dc:creator>kirill </dc:creator>
    <meta:editing-duration>PT2H25M59S</meta:editing-duration>
    <meta:editing-cycles>2</meta:editing-cycles>
    <meta:generator>LibreOffice/5.2.1.2$Linux_X86_64 LibreOffice_project/20m0$Build-2</meta:generator>
    <meta:document-statistic meta:table-count="0" meta:image-count="0" meta:object-count="0" meta:page-count="1" meta:paragraph-count="3" meta:word-count="45" meta:character-count="455" meta:non-whitespace-character-count="413"/>
  </office:meta>
</office:document-meta>
</file>